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RegistryImpl.isRegistered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RegistryImpl.getNamespace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RegistryImpl.getElementSet( String namespace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aDataRegistryImpl.register( String namespaceUri , ElementSet element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